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cm" fo:min-width="2.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45cm" fo:min-width="5.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15cm" fo:min-width="6.4cm"/>
    </style:style>
    <style:style style:name="gr8" style:family="graphic" style:parent-style-name="standard" style:list-style-name="L1">
      <style:graphic-properties draw:fill="none" draw:textarea-horizontal-align="left" draw:textarea-vertical-align="top" draw:auto-grow-height="false" fo:min-height="3.55cm" fo:min-width="8.6cm" fo:wrap-option="wra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3.5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5.629cm" svg:height="1.666cm" draw:transform="skewX (0.737052543117205) rotate (0.0153588974175501) translate (5.786cm 13.611cm)">
          <text:p text:style-name="P1">Pobi<text:span text:style-name="T1">erz liczb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4cm" svg:height="2.7cm" svg:x="2.8cm" svg:y="8.8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" draw:id="id2" draw:layer="layout" svg:width="5.6cm" svg:height="1.7cm" svg:x="2.8cm" svg:y="5.3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.715cm" svg:height="1.578cm" draw:transform="skewX (0.736878010192006) rotate (0.0153588974175501) translate (4.108cm 21.388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cm" svg:height="1.8cm" svg:x="3.2cm" svg:y="25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5.7cm" svg:y1="3.2cm" svg:x2="5.6cm" svg:y2="5.3cm" draw:start-shape="id1" draw:start-glue-point="8" draw:end-shape="id2" draw:end-glue-point="0" svg:d="M5700 3200l-100 2100" svg:viewBox="0 0 101 2101">
          <text:p/>
        </draw:connector>
        <draw:connector draw:style-name="gr6" draw:text-style-name="P3" draw:layer="layout" draw:type="line" svg:x1="5.6cm" svg:y1="7cm" svg:x2="5.5cm" svg:y2="8.8cm" draw:start-shape="id2" draw:start-glue-point="2" draw:end-shape="id3" draw:end-glue-point="4" svg:d="M5600 7000l-100 1800" svg:viewBox="0 0 101 1801">
          <text:p/>
        </draw:connector>
        <draw:connector draw:style-name="gr6" draw:text-style-name="P3" xml:id="id8" draw:id="id8" draw:layer="layout" svg:x1="2.8cm" svg:y1="10.15cm" svg:x2="2.8cm" svg:y2="10.15cm" draw:start-shape="id3" draw:start-glue-point="5" draw:end-shape="id3" draw:end-glue-point="5" svg:d="M2800 10150z" svg:viewBox="0 0 1 1">
          <text:p/>
        </draw:connector>
        <draw:custom-shape draw:style-name="gr7" draw:text-style-name="P3" xml:id="id7" draw:id="id7" draw:layer="layout" svg:width="6.9cm" svg:height="3.4cm" svg:x="2.8cm" svg:y="17.2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557cm" svg:y1="22.944cm" svg:x2="5.4cm" svg:y2="25.4cm" draw:start-shape="id4" draw:start-glue-point="2" draw:end-shape="id5" draw:end-glue-point="4" svg:d="M5557 22944v1250h-157v1206" svg:viewBox="0 0 158 2457">
          <text:p/>
        </draw:connector>
        <draw:custom-shape draw:style-name="gr8" draw:text-style-name="P5" draw:layer="layout" svg:width="9.1cm" svg:height="3.8cm" svg:x="10.9cm" svg:y="1.1cm">
          <text:p text:style-name="P4"><text:span text:style-name="T2">Program podaje liczby podane przez użytkownika, do momentu kiedy ich suma nie przekroczy 75. Na koniec drukuje sumę.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113cm" svg:y1="15.257cm" svg:x2="6.25cm" svg:y2="17.2cm" draw:start-shape="id6" draw:start-glue-point="2" draw:end-shape="id7" draw:end-glue-point="0" svg:d="M7113 15257l-863 1943" svg:viewBox="0 0 864 1944">
          <text:p/>
        </draw:connector>
        <draw:connector draw:style-name="gr6" draw:text-style-name="P3" draw:layer="layout" draw:line-skew="2.698cm" svg:x1="9.7cm" svg:y1="18.9cm" svg:x2="5.5cm" svg:y2="8.8cm" draw:start-shape="id7" draw:start-glue-point="1" draw:end-shape="id3" draw:end-glue-point="4" svg:d="M9700 18900h3199v-10601h-7399v501" svg:viewBox="0 0 7400 10602">
          <text:p/>
        </draw:connector>
        <draw:connector draw:style-name="gr9" draw:text-style-name="P3" draw:layer="layout" svg:x1="2.8cm" svg:y1="10.15cm" svg:x2="3.404cm" svg:y2="22.188cm" draw:start-shape="id8" draw:start-glue-point="0" draw:end-shape="id4" draw:end-glue-point="3" svg:d="M2800 10150h-601v12038h1205" svg:viewBox="0 0 1206 12039">
          <text:p text:style-name="P1">NIE</text:p>
        </draw:connector>
        <draw:connector draw:style-name="gr9" draw:text-style-name="P3" draw:layer="layout" svg:x1="8.2cm" svg:y1="10.15cm" svg:x2="8.6cm" svg:y2="13.568cm" draw:start-shape="id3" draw:start-glue-point="7" draw:end-shape="id6" draw:end-glue-point="0" svg:d="M8200 10150h502v2363h-102v1055" svg:viewBox="0 0 503 3419">
          <text:p text:style-name="P1">TAK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20:54:36.208000000</dc:date>
    <meta:editing-duration>PT6M53S</meta:editing-duration>
    <meta:editing-cycles>4</meta:editing-cycles>
    <meta:generator>LibreOffice/5.4.2.2$Windows_X86_64 LibreOffice_project/22b09f6418e8c2d508a9eaf86b2399209b0990f4</meta:generator>
    <meta:document-statistic meta:object-count="16"/>
  </office:meta>
</office:document-meta>
</file>